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2329F0C3FA775BE27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  <style:font-face style:name="Roboto Condensed Medium" svg:font-family="'Roboto Condensed Medium'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 style:writing-mode="lr-tb"/>
      <style:text-properties fo:color="#000000" loext:opacity="100%" style:font-name="Roboto Condensed Medium" fo:font-size="96pt" style:text-underline-style="none" style:font-size-asian="96pt" style:font-size-complex="96pt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loext:color-lum-mod="100%" loext:color-lum-off="0%" style:font-name="Roboto Condensed Medium" fo:font-size="96pt" style:text-underline-style="none" style:font-size-asian="96pt" style:font-size-complex="96pt"/>
    </style:style>
    <style:style style:name="P4" style:family="paragraph">
      <style:paragraph-properties fo:text-align="center" style:writing-mode="lr-tb"/>
      <style:text-properties fo:color="#fffff0" loext:opacity="100%" style:font-name="Roboto Condensed" fo:font-size="96pt" style:font-size-asian="96pt" style:font-size-complex="96pt"/>
    </style:style>
    <style:style style:name="P5" style:family="paragraph">
      <loext:graphic-properties draw:fill-color="#000000"/>
      <style:paragraph-properties fo:text-align="center" style:writing-mode="lr-tb"/>
      <style:text-properties fo:color="#fffff0" loext:opacity="100%" loext:color-lum-mod="100%" loext:color-lum-off="0%" style:font-name="Roboto Condensed" fo:font-size="96pt" style:font-size-asian="96pt" style:font-size-complex="96pt"/>
    </style:style>
    <style:style style:name="P6" style:family="paragraph">
      <style:paragraph-properties fo:text-align="center" style:writing-mode="lr-tb"/>
      <style:text-properties fo:color="#fffff0" loext:opacity="100%" style:font-name="Roboto Condensed" fo:font-size="96pt" style:text-underline-style="none" style:font-size-asian="96pt" style:font-size-complex="96pt"/>
    </style:style>
    <style:style style:name="P7" style:family="paragraph">
      <loext:graphic-properties draw:fill-color="#000000"/>
      <style:paragraph-properties fo:text-align="center" style:writing-mode="lr-tb"/>
      <style:text-properties fo:color="#fffff0" loext:opacity="100%" loext:color-lum-mod="100%" loext:color-lum-off="0%" style:font-name="Roboto Condensed" fo:font-size="96pt" style:text-underline-style="none" style:font-size-asian="96pt" style:font-size-complex="96pt"/>
    </style:style>
    <style:style style:name="T1" style:family="text">
      <style:text-properties fo:color="#000000" loext:opacity="100%" style:font-name="Roboto Condensed Medium" fo:font-size="96pt" style:text-underline-style="none" style:font-size-asian="96pt" style:font-size-complex="96pt"/>
    </style:style>
    <style:style style:name="T2" style:family="text">
      <style:text-properties fo:color="#fffff0" loext:opacity="100%" style:font-name="Roboto Condensed" fo:font-size="96pt" style:text-underline-style="none" style:font-size-asian="96pt" style:font-size-complex="9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73.51mm" fo:min-width="168.7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71.19mm" fo:min-width="166.4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184.19mm" fo:min-width="178.8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06.16mm" svg:y="-10mm" svg:width="173.53mm" svg:height="268.69mm" draw:z-index="0"><draw:image xlink:href="Pictures/100000010000016B000002329F0C3FA775BE278E.png" xlink:type="simple" xlink:show="embed" xlink:actuate="onLoad" draw:mime-type="image/png"/></draw:frame><draw:custom-shape text:anchor-type="paragraph" draw:z-index="2" draw:name="Forme1" draw:style-name="gr3" draw:text-style-name="P7" svg:width="198.23mm" svg:height="203.53mm" svg:x="-3.76mm" svg:y="16.1mm"><text:p text:style-name="P6"><text:span text:style-name="T2">LECTURE</text:span><text:span text:style-name="T2"><text:line-break/></text:span><text:span text:style-name="T2">H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 1" draw:style-name="gr2" draw:text-style-name="P3" svg:width="184.42mm" svg:height="189.18mm" svg:x="2.95mm" svg:y="23.95mm"><text:p text:style-name="P2"><text:span text:style-name="T1">LECTURE</text:span><text:span text:style-name="T1"><text:line-break/></text:span><text:span text:style-name="T1">HALL</text:span></text:p><draw:enhanced-geometry svg:viewBox="0 0 21600 21600" draw:path-stretchpoint-x="10800" draw:path-stretchpoint-y="10800" draw:text-areas="?f3 ?f4 ?f5 ?f6" draw:type="round-rectangle" draw:modifiers="3135.8837031369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draw:style-name="fr1" draw:name="Image2" text:anchor-type="paragraph" svg:x="0mm" svg:y="-10mm" svg:width="173.53mm" svg:height="268.69mm" draw:z-index="1"><draw:image xlink:href="Pictures/100000010000016B000002329F0C3FA775BE278E.png" xlink:type="simple" xlink:show="embed" xlink:actuate="onLoad" draw:mime-type="image/png"/></draw:frame><draw:custom-shape text:anchor-type="paragraph" draw:z-index="3" draw:name="Forme1" draw:style-name="gr3" draw:text-style-name="P5" svg:width="198.23mm" svg:height="203.53mm" svg:x="186.27mm" svg:y="16.1mm"><text:p text:style-name="P4"><text:span text:style-name="T2">LECTURE</text:span><text:span text:style-name="T2"><text:line-break/></text:span><text:span text:style-name="T2">H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 2" draw:style-name="gr1" draw:text-style-name="P3" svg:width="184.42mm" svg:height="189.18mm" svg:x="193.45mm" svg:y="23.37mm"><text:p text:style-name="P2"><text:span text:style-name="T1">LECTURE</text:span><text:span text:style-name="T1"><text:line-break/></text:span><text:span text:style-name="T1">HALL</text:span></text:p><draw:enhanced-geometry svg:viewBox="0 0 21600 21600" draw:path-stretchpoint-x="10800" draw:path-stretchpoint-y="10800" draw:text-areas="?f3 ?f4 ?f5 ?f6" draw:type="round-rectangle" draw:modifiers="3135.8837031369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oboto Condensed" svg:font-family="'Roboto Condensed'" style:font-pitch="variable"/>
    <style:font-face style:name="Roboto Condensed Medium" svg:font-family="'Roboto Condensed Medium'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1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420mm" fo:page-height="297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8-07-02T10:32:06.887452487</meta:creation-date>
    <dc:date>2023-07-01T19:07:58.807579421</dc:date>
    <meta:editing-duration>PT47M51S</meta:editing-duration>
    <meta:editing-cycles>8</meta:editing-cycles>
    <meta:generator>LibreOffice/7.4.5.1$Linux_X86_64 LibreOffice_project/40$Build-1</meta:generator>
    <dc:creator>Philippe Teuwen</dc:creator>
    <meta:document-statistic meta:table-count="0" meta:image-count="2" meta:object-count="0" meta:page-count="2" meta:paragraph-count="0" meta:word-count="0" meta:character-count="0" meta:non-whitespace-character-count="0"/>
  </office:meta>
</office:document-meta>
</file>